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3.6484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uznia1 KNN 3 distanceAlgorithm PROBABILITY Algorithms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4/49</text:p>
          </table:table-cell>
          <table:table-cell table:number-columns-repeated="2" office:value-type="string">
            <text:p>5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8.5714285714286">
            <text:p>28.57</text:p>
          </table:table-cell>
          <table:table-cell table:number-columns-repeated="2" office:value-type="float" office:value="10.2040816326531">
            <text:p>10.20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i,ao,ap,6,</text:p>
          </table:table-cell>
          <table:table-cell office:value-type="string">
            <text:p>a,c,ai,ao,ap,</text:p>
          </table:table-cell>
          <table:table-cell office:value-type="string">
            <text:p>a,c,ai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13/49</text:p>
          </table:table-cell>
          <table:table-cell table:number-columns-repeated="2" office:value-type="string">
            <text:p>4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26.530612244898">
            <text:p>26.53</text:p>
          </table:table-cell>
          <table:table-cell table:number-columns-repeated="2" office:value-type="float" office:value="8.16326530612245">
            <text:p>8.16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c,y,7,aa,ac,ad,ae,3,ah,ao,ap,6,</text:p>
          </table:table-cell>
          <table:table-cell office:value-type="string">
            <text:p>a,c,ao,ap,</text:p>
          </table:table-cell>
          <table:table-cell office:value-type="string">
            <text:p>a,c,ao,ap,</text:p>
          </table:table-cell>
        </table:table-row>
        <table:table-row table:style-name="ro2">
          <table:table-cell table:style-name="ce1" office:value-type="string" table:number-columns-spanned="4" table:number-rows-spanned="1">
            <text:p>kuznia1 KNN 3 distanceAlgorithm PROBABILITY Algorithms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<text:s/>PUNTKÓW ODNIESIENIA</text:p>
          </table:table-cell>
          <table:table-cell office:value-type="string">
            <text:p>22/49</text:p>
          </table:table-cell>
          <table:table-cell table:number-columns-repeated="2" office:value-type="string">
            <text:p>12/49</text:p>
          </table:table-cell>
        </table:table-row>
        <table:table-row table:style-name="ro2">
          <table:table-cell office:value-type="string">
            <text:p>PROCENT <text:s/>PUNTKÓW ODNIESIENIA</text:p>
          </table:table-cell>
          <table:table-cell office:value-type="float" office:value="44.8979591836735">
            <text:p>44.90</text:p>
          </table:table-cell>
          <table:table-cell table:number-columns-repeated="2" office:value-type="float" office:value="24.4897959183673">
            <text:p>24.49</text:p>
          </table:table-cell>
        </table:table-row>
        <table:table-row table:style-name="ro1">
          <table:table-cell office:value-type="string">
            <text:p>LISTA <text:s/>PUNTKÓW ODNIESIENIA</text:p>
          </table:table-cell>
          <table:table-cell office:value-type="string">
            <text:p>a,b,c,y,7,aa,ab,13,ac,11,ad,ae,3,af,ag,ah,ai,aj,ao,ap,1,6,</text:p>
          </table:table-cell>
          <table:table-cell office:value-type="string">
            <text:p>ab,13,ac,11,3,af,ag,ah,ai,aj,ap,6,</text:p>
          </table:table-cell>
          <table:table-cell office:value-type="string">
            <text:p>ab,13,ac,11,3,af,ag,ah,ai,aj,ap,6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7:26:22</dc:date>
    <dc:creator>mike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322" meta:object-count="0"/>
  </office:meta>
</office:document-meta>
</file>